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495cm" fo:min-width="3.068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815cm" fo:min-width="4.54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857cm" fo:min-width="2.25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4.148cm" fo:min-width="2.71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line-height="100%" fo:text-align="center"/>
      <style:text-properties fo:color="#ffffff" loext:opacity="100%" style:font-name="Liberation Serif" fo:font-size="18pt" style:font-size-asian="18pt" style:font-size-complex="18pt"/>
    </style:style>
    <style:style style:name="P2" style:family="paragraph">
      <loext:graphic-properties draw:fill-color="#800080"/>
      <style:paragraph-properties fo:line-height="100%" fo:text-align="center" style:writing-mode="lr-tb"/>
      <style:text-properties fo:color="#ffffff" loext:opacity="100%" style:font-name="Liberation Serif" fo:font-size="18pt" style:font-size-asian="18pt" style:font-size-complex="18pt"/>
    </style:style>
    <style:style style:name="P3" style:family="paragraph">
      <style:paragraph-properties fo:text-align="center"/>
      <style:text-properties fo:color="#ffffff" loext:opacity="100%" style:font-name="Liberation Serif"/>
    </style:style>
    <style:style style:name="P4" style:family="paragraph">
      <style:paragraph-properties fo:text-align="center" style:writing-mode="lr-tb"/>
      <style:text-properties fo:color="#ffffff" loext:opacity="100%" style:font-name="Liberation Serif"/>
    </style:style>
    <style:style style:name="P5" style:family="paragraph">
      <style:paragraph-properties fo:text-align="center"/>
      <style:text-properties fo:color="#ffffff" loext:opacity="100%" style:font-name="Liberation Serif" fo:font-size="16pt" style:font-size-asian="16pt" style:font-size-complex="16pt"/>
    </style:style>
    <style:style style:name="P6" style:family="paragraph">
      <loext:graphic-properties draw:fill-color="#ff8000"/>
      <style:paragraph-properties fo:text-align="center" style:writing-mode="lr-tb"/>
      <style:text-properties fo:color="#ffffff" loext:opacity="100%" style:font-name="Liberation Serif" fo:font-size="16pt" style:font-size-asian="16pt" style:font-size-complex="16pt"/>
    </style:style>
    <style:style style:name="P7" style:family="paragraph">
      <loext:graphic-properties draw:fill-color="#ff3838"/>
      <style:paragraph-properties fo:text-align="center" style:writing-mode="lr-tb"/>
      <style:text-properties fo:color="#ffffff" loext:opacity="100%" style:font-name="Liberation Seri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Liberation Serif" fo:font-size="18pt" style:font-size-asian="18pt" style:font-size-complex="18pt"/>
    </style:style>
    <style:style style:name="T2" style:family="text">
      <style:text-properties fo:color="#ffffff" loext:opacity="100%" style:font-name="Liberation Serif"/>
    </style:style>
    <style:style style:name="T3" style:family="text">
      <style:text-properties fo:color="#ffffff" loext:opacity="100%" style:font-name="Liberation Serif" fo:font-size="16pt" style:font-size-asian="16pt" style:font-size-complex="16pt"/>
    </style:style>
    <style:style style:name="T4" style:family="text">
      <style:text-properties fo:color="#ffffff" loext:opacity="100%" style:text-position="super 58%" style:font-name="Liberation Serif" fo:font-size="16pt" style:font-size-asian="16pt" style:font-size-complex="16pt"/>
    </style:style>
    <style:style style:name="T5" style:family="text">
      <style:text-properties fo:color="#ffffff" loext:opacity="100%" style:text-position="sub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4cm" svg:height="3.881cm" svg:x="2.587cm" svg:y="8.866cm">
          <text:p text:style-name="P1"><text:span text:style-name="T1">Fast </text:span><text:span text:style-name="T1">Neutr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45cm" svg:height="12.065cm" svg:x="12.465cm" svg:y="4.81cm">
          <text:p text:style-name="P3"><text:span text:style-name="T2"><text:line-break/></text:span><text:span text:style-name="T2">Mod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69cm" svg:height="4.023cm" svg:x="19.732cm" svg:y="9.042cm">
          <text:p text:style-name="P5"><text:span text:style-name="T3">1 cm</text:span><text:span text:style-name="T4">3</text:span><text:span text:style-name="T3"> Li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7" draw:layer="layout" svg:width="3.211cm" svg:height="7.036cm" draw:transform="rotate (1.5707963267949) translate (18.411cm 8.30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3.81cm" svg:height="1.657cm" svg:x="20.367cm" svg:y="6.08cm">
          <draw:text-box>
            <text:p text:style-name="P8"><text:span text:style-name="T2">1.5”x1.5” LaBr</text:span><text:span text:style-name="T5">3</text:span></text:p>
          </draw:text-box>
        </draw:frame>
        <draw:line draw:style-name="gr6" draw:text-style-name="P10" draw:layer="layout" svg:x1="8.302cm" svg:y1="10.842cm" svg:x2="11.794cm" svg:y2="10.842cm">
          <text:p/>
        </draw:line>
        <draw:custom-shape draw:style-name="gr4" draw:text-style-name="P7" draw:layer="layout" svg:width="3.211cm" svg:height="7.036cm" draw:transform="rotate (1.5707963267949) translate (18.411cm 16.87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3.81cm" svg:height="1.657cm" svg:x="20.685cm" svg:y="14.653cm">
          <draw:text-box>
            <text:p text:style-name="P8"><text:span text:style-name="T2">1.5”x1.5” LaBr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58:23.012713647</meta:creation-date>
    <dc:date>2025-05-17T18:33:29.601307412</dc:date>
    <meta:editing-duration>PT14M44S</meta:editing-duration>
    <meta:editing-cycles>5</meta:editing-cycles>
    <meta:generator>LibreOffice/24.2.7.2$Linux_X86_64 LibreOffice_project/420$Build-2</meta:generator>
    <meta:document-statistic meta:object-count="8"/>
  </office:meta>
</office:document-meta>
</file>